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0ef3f5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141eb7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officeooo:paragraph-rsid="000ef3f5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officeooo:paragraph-rsid="00193b56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officeooo:paragraph-rsid="000ef3f5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weight="bold" officeooo:paragraph-rsid="00141eb7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1b9caa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141eb7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15238f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20c7cc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1593a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173b34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17453f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Arial1" officeooo:paragraph-rsid="0018393c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1" fo:font-weight="normal" officeooo:rsid="0022b644" officeooo:paragraph-rsid="0022b644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1" fo:font-weight="bold" officeooo:paragraph-rsid="001593ad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Arial1" fo:font-weight="bold" officeooo:paragraph-rsid="001745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caa" style:font-weight-asian="bold" style:font-weight-complex="bold"/>
    </style:style>
    <style:style style:name="T3" style:family="text">
      <style:text-properties officeooo:rsid="000ef3f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caa" style:font-weight-asian="normal" style:font-weight-complex="normal"/>
    </style:style>
    <style:style style:name="T6" style:family="text">
      <style:text-properties officeooo:rsid="00141eb7"/>
    </style:style>
    <style:style style:name="T7" style:family="text">
      <style:text-properties officeooo:rsid="0017453f"/>
    </style:style>
    <style:style style:name="T8" style:family="text">
      <style:text-properties officeooo:rsid="00193b56"/>
    </style:style>
    <style:style style:name="T9" style:family="text">
      <style:text-properties officeooo:rsid="001ddc11"/>
    </style:style>
    <style:style style:name="T10" style:family="text">
      <style:text-properties fo:color="#ff0000"/>
    </style:style>
    <style:style style:name="T11" style:family="text">
      <style:text-properties fo:color="#ff0000" officeooo:rsid="001ddc11"/>
    </style:style>
    <style:style style:name="T12" style:family="text">
      <style:text-properties fo:color="#ff0000" officeooo:rsid="001c9f79"/>
    </style:style>
    <style:style style:name="T13" style:family="text">
      <style:text-properties fo:color="#ff0000" fo:font-weight="normal" officeooo:rsid="001b9caa" style:font-weight-asian="normal" style:font-weight-complex="normal"/>
    </style:style>
    <style:style style:name="T14" style:family="text">
      <style:text-properties fo:color="#ff0000" officeooo:rsid="0015238f"/>
    </style:style>
    <style:style style:name="T15" style:family="text">
      <style:text-properties fo:color="#ff0000" officeooo:rsid="0020c7cc"/>
    </style:style>
    <style:style style:name="T16" style:family="text">
      <style:text-properties fo:color="#ff0000" style:font-name="Arial" officeooo:rsid="0020c7cc"/>
    </style:style>
    <style:style style:name="T17" style:family="text">
      <style:text-properties fo:color="#ff0000" officeooo:rsid="001593ad"/>
    </style:style>
    <style:style style:name="T18" style:family="text">
      <style:text-properties fo:color="#ff0000" officeooo:rsid="00219aaa"/>
    </style:style>
    <style:style style:name="T19" style:family="text">
      <style:text-properties fo:color="#ff0000" style:text-line-through-style="solid" style:text-line-through-type="single" style:font-size-asian="10.5pt"/>
    </style:style>
    <style:style style:name="T20" style:family="text">
      <style:text-properties fo:color="#ff0000" officeooo:rsid="0022b644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color="#ff0000" fo:font-weight="bold" officeooo:rsid="001b9caa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officeooo:rsid="001c9f79"/>
    </style:style>
    <style:style style:name="T25" style:family="text">
      <style:text-properties officeooo:rsid="0015238f"/>
    </style:style>
    <style:style style:name="T26" style:family="text">
      <style:text-properties officeooo:rsid="0020c7cc"/>
    </style:style>
    <style:style style:name="T27" style:family="text">
      <style:text-properties style:font-name="Arial" officeooo:rsid="0020c7cc"/>
    </style:style>
    <style:style style:name="T28" style:family="text">
      <style:text-properties officeooo:rsid="001593ad"/>
    </style:style>
    <style:style style:name="T29" style:family="text">
      <style:text-properties officeooo:rsid="00219aaa"/>
    </style:style>
    <style:style style:name="T30" style:family="text">
      <style:text-properties style:text-line-through-style="solid" style:text-line-through-type="single" style:font-size-asian="10.5pt"/>
    </style:style>
    <style:style style:name="T31" style:family="text">
      <style:text-properties officeooo:rsid="0022b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/>
      <text:p text:style-name="P7"/>
      <text:p text:style-name="P7"/>
      <text:p text:style-name="P7"/>
      <text:p text:style-name="P4">Regimento Interno das Comissões de Ética de Enfermagem (CEEn) </text:p>
      <text:p text:style-name="P4">d<text:span text:style-name="T8">e São Bento do Sul - SC</text:span></text:p>
      <text:p text:style-name="P3"/>
      <text:p text:style-name="P1"/>
      <text:p text:style-name="P1">Aprovado pela Decisão Coren/SC nº 002, de 10 de janeiro de 2006, na 417ª Reunião Ordinária, de 25 de janeiro de 2006, e homologado pela Decisão Cofen nº 014, de 21 de fevereiro de 2006.</text:p>
      <text:p text:style-name="P1"/>
      <text:p text:style-name="P1"/>
      <text:p text:style-name="P5">CAPÍTULO I </text:p>
      <text:p text:style-name="P5">DA NATUREZA E DAS FINALIDADES </text:p>
      <text:p text:style-name="P1"/>
      <text:p text:style-name="P1"/>
      <text:p text:style-name="P1"><text:span text:style-name="T1">Art. 1º </text:span>A Comissão de Ética de Enfermagem (CEEn) d<text:span text:style-name="T3">a Secretaria Municipal de Saúde de São Bento do Sul </text:span>rege-se por Regimento próprio aprovado em Assembleia Geral da Categoria, realizada em ___/___/___, atendendo a determinação da Decisão Coren/SC nº 002/2006. O Regimento Interno da Comissão de Ética de Enfermagem da <text:span text:style-name="T3">Secretaria Municipal de Saúde de São Bento do Sul </text:span>foi aprovado e homologado pelo Plenário do Conselho Regional de Enfermagem de Santa Catarina (Coren/SC), em sua _____ Reunião Ordinária, de ___ de ____________ de 20_____. </text:p>
      <text:p text:style-name="P1"/>
      <text:p text:style-name="P1"><text:span text:style-name="T1">Art. 2º</text:span> A CEEn é um órgão representativo do Coren/SC nas questões éticas dos profissionais da Enfermagem. </text:p>
      <text:p text:style-name="P1"/>
      <text:p text:style-name="P1"><text:span text:style-name="T1">Art. 3º</text:span> A atuação da CEEn limita-se ao exercício ético-legal dos profissionais da Enfermagem nas áreas de assistência, ensino, pesquisa e administração. </text:p>
      <text:p text:style-name="P1"/>
      <text:p text:style-name="P1"><text:span text:style-name="T1">Art. 4º</text:span><text:span text:style-name="T4"> A</text:span> CEEn tem como finalidades: a orientação, a conscientização, o assessoramento, a emissão de pareceres e a compilação de fatos relacionados ao exercício ético-profissional da categoria.</text:p>
      <text:p text:style-name="P1"/>
      <text:p text:style-name="P1"><text:soft-page-break/><text:span text:style-name="T1">Parágrafo único:</text:span> O julgamento e a atribuição de pena são exclusivas do Plenário do Coren/SC e do Cofen. </text:p>
      <text:p text:style-name="P1"/>
      <text:p text:style-name="P1"><text:span text:style-name="T1">Art. 5º</text:span> A CEEn reger-se-á por este regimento, devidamente aprovado em assembleia da categoria e homologado pelo Plenário do Coren/SC. </text:p>
      <text:p text:style-name="P1"/>
      <text:p text:style-name="P5">CAPÍTULO II </text:p>
      <text:p text:style-name="P5">DOS OBJETIVOS </text:p>
      <text:p text:style-name="P1"/>
      <text:p text:style-name="P2"><text:span text:style-name="T1">Art. 6º</text:span> A CEEn tem os seguintes objetivos:</text:p>
      <text:p text:style-name="P2"><text:s/>I – Divulgar o Código de Ética dos Profissionais de Enfermagem e as demais normas disciplinares e éticas do exercício profissional. </text:p>
      <text:p text:style-name="P2">II - Promover e/ou participar de atividades que visem à interpretação do Código de Ética e a sensibilização dos profissionais de Enfermagem em relação ao comportamento ético<text:span text:style-name="T6">-</text:span>profissional. </text:p>
      <text:p text:style-name="P2">III – Promover e/ou participar de atividades multiprofissionais ligadas à ética. </text:p>
      <text:p text:style-name="P2">IV – Assessorar e orientar a Direção/Gerência de Enfermagem, membros da equipe, clientes, familiares e demais interessados, sobre questões éticas e as implicações decorrentes de atitudes não éticas.</text:p>
      <text:p text:style-name="P2">V – Verificar as condições oferecidas pela instituição para o desempenho profissional da categoria. </text:p>
      <text:p text:style-name="P2">VI – Averiguar denúncias ou fatos não éticos, fazendo os devidos encaminhamentos.</text:p>
      <text:p text:style-name="P2"/>
      <text:p text:style-name="P2"/>
      <text:p text:style-name="P6">CAPÍTULO III </text:p>
      <text:p text:style-name="P6">DA ORGANIZAÇÃO E COMPOSIÇÃO </text:p>
      <text:p text:style-name="P2"/>
      <text:p text:style-name="P2">Art. 7º A CEEn atende os profissionais da Enfermagem de todas as áreas de trabalho da instituição, no que se refere aos aspectos éticos do exercício da profissão. </text:p>
      <text:p text:style-name="P2"/>
      <text:p text:style-name="P2"><text:span text:style-name="T1">Parágrafo único:</text:span> A observância das normas éticas estende-se aos Atendentes de Enfermagem ou assemelhados, devidamente autorizados pelo Coren/SC e que exerçam atividades na área de Enfermagem, embora não possam votar ou serem eleitos.</text:p>
      <text:p text:style-name="P2"/>
      <text:p text:style-name="P2"><text:soft-page-break/><text:s/><text:span text:style-name="T1">Art. 8º</text:span> A CEEn é constituída por Enfermeiro(a), Técnico(a) de Enfermagem e Auxiliar de Enfermagem, em igual número, observando os seguintes critérios:</text:p>
      <text:p text:style-name="P2">I – Ter, no mínimo, um ano de efetivo exercício profissional. </text:p>
      <text:p text:style-name="P2">II – Ter, no mínimo, um ano de vínculo empregatício com a instituição. </text:p>
      <text:p text:style-name="P2">III – Estar em pleno gozo dos direitos profissionais. </text:p>
      <text:p text:style-name="P2">IV – Inexistir condenação em processo ético, processo disciplinar, processo civil ou processo penal nos últimos cinco anos. </text:p>
      <text:p text:style-name="P2"/>
      <text:p text:style-name="P2"><text:span text:style-name="T1">Art. 9º</text:span> A CEEn será constituída por, no mínimo, por um(a) Enfermeiro(a), um(a) Técnico(a) em Enfermagem e um(a) Auxiliar de Enfermagem efetivos e seus respectivos suplentes.</text:p>
      <text:p text:style-name="P2"/>
      <text:p text:style-name="P2"><text:span text:style-name="T1">§1º</text:span> A CEEn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p>
      <text:p text:style-name="P2"><text:span text:style-name="T1">§2º</text:span> A CEEn será constituída por um Enfermeiro(a) e dois Auxiliares de Enfermagem efetivos e seus respectivos suplentes, ou por dois(duas) Enfermeiros(as) e um(a) Auxiliar <text:span text:style-name="T23">de Enfermagem efetivos e seus respectivos suplentes, quando a instituição tiver em seu quadro de pessoal somente estes dois níveis com vínculo empregatício. </text:span></text:p>
      <text:p text:style-name="P8"><text:span text:style-name="T1">§</text:span><text:span text:style-name="T2">3</text:span><text:span text:style-name="T1">º </text:span><text:span text:style-name="T5">A CEEn poderá ser constituída pelas categorias de enfermeiro ou técnico de enfermagem, nas configurações já citadas, se não houver profissional da categoria de auxiliar de enfermagem que queria se candidatar a comissão, em virtude do reduzido número de profissionais desta categoria na instituição.</text:span></text:p>
      <text:p text:style-name="P9"/>
      <text:p text:style-name="P9"><text:span text:style-name="T1">Art. 10</text:span>. É incompatível a condição de membro da Comissão de Ética com a de Direção/Gerência do Órgão de Enfermagem.</text:p>
      <text:p text:style-name="P9"/>
      <text:p text:style-name="P10"><text:span text:style-name="T1">Art. 11</text:span>. O mandato dos integrantes da CEEn é de três anos, sendo permitida a sua reeleição por igual período. </text:p>
      <text:p text:style-name="P10"><text:span text:style-name="T1">§1º</text:span> A cada eleição poderão permanecer 50% dos membros. </text:p>
      <text:p text:style-name="P10"><text:span text:style-name="T1">§2º</text:span> Os 50% dos membros que optarem por permanecer na Comissão não concorrerão às eleições. </text:p>
      <text:p text:style-name="P10"/>
      <text:p text:style-name="P10"><text:soft-page-break/><text:span text:style-name="T1">Art. 12.</text:span> O afastamento dos integrantes da CEEn poderá ocorrer por término de mandato, afastamento temporário, desistência ou destituição. </text:p>
      <text:p text:style-name="P10"/>
      <text:p text:style-name="P10"><text:span text:style-name="T1">Parágrafo único:</text:span> Independente do tipo de afastamento, a Coordenação da CEEn comunicará o fato à Comissão de Ética do Coren/SC (CEC). </text:p>
      <text:p text:style-name="P10"/>
      <text:p text:style-name="P10"><text:span text:style-name="T1">Art. 13</text:span>. Entende-se por término de mandato, quando os integrantes da Comissão concluírem os três anos de gestão. </text:p>
      <text:p text:style-name="P10"/>
      <text:p text:style-name="P10"><text:span text:style-name="T1">Art. 14</text:span>. Entende-se por afastamento temporário quando o integrante da Comissão afastar-se por tempo determinado, no máximo, por um período de quatro meses, ou quando estiver sendo submetido a processo ético. </text:p>
      <text:p text:style-name="P10"/>
      <text:p text:style-name="P10"><text:span text:style-name="T1">Parágrafo único:</text:span> A solicitação do afastamento temporário deverá ser encaminhada à Coordenação da CEEn, por escrito, com antecedência de 15 dias. <text:span text:style-name="T24">Excetuando-se doenças agudas e acidentes.</text:span></text:p>
      <text:p text:style-name="P10"/>
      <text:p text:style-name="P10"><text:span text:style-name="T1">Art. 15</text:span>. Entende-se por desistência a declinação de seu cargo por qualquer um dos integrantes da Comissão. </text:p>
      <text:p text:style-name="P10"/>
      <text:p text:style-name="P10"><text:span text:style-name="T1">Parágrafo único:</text:span> A desistência deverá ser comunicada, por escrito, <text:span text:style-name="T9">com justificativa, </text:span>à Coordenação da CEEn com antecedência de 30 dias. </text:p>
      <text:p text:style-name="P10"/>
      <text:p text:style-name="P10"><text:span text:style-name="T1">Art. 16.</text:span> Entende-se por destituição o afastamento definitivo do integrante da CEEn, que se dará por decisão da Comissão, tomada em Reunião Ordinária, constando o fato em ata. </text:p>
      <text:p text:style-name="P10"><text:span text:style-name="T1">§1º</text:span> A destituição ocorrerá nos seguintes casos: </text:p>
      <text:p text:style-name="P10">a) Ausência, não justificada, em <text:span text:style-name="T25">duas</text:span> reuniões consecutivas. </text:p>
      <text:p text:style-name="P10">b) Não estar em pleno gozo dos seus direitos profissionais. <text:span text:style-name="T26">Como saber</text:span><text:span text:style-name="T27">?</text:span></text:p>
      <text:p text:style-name="P11">c) Ter sido condenado em processo ético, civil ou penal. <text:span text:style-name="T26">Como saber</text:span><text:span text:style-name="T27">?</text:span></text:p>
      <text:p text:style-name="P10"><text:span text:style-name="T1">§2º</text:span> A destituição implica na perda do direito a nova candidatura para integrar a CEEn. </text:p>
      <text:p text:style-name="P10"/>
      <text:p text:style-name="P12"><text:span text:style-name="T1">Art. 17</text:span>. A substituição dos integrantes da CEEn se processará da seguinte maneira: </text:p>
      <text:p text:style-name="P12">I - A vacância por término de mandato atenderá os critérios estabelecidos no art. 7º deste regimento. </text:p>
      <text:p text:style-name="P12"><text:soft-page-break/>II - Na vacância por afastamento temporário, a substituição será feita pelo respectivo suplente, sendo indicado um suplente em caráter temporário, se o afastamento ultrapassar a 30 dias. </text:p>
      <text:p text:style-name="P12"/>
      <text:p text:style-name="P12"><text:span text:style-name="T1">Parágrafo único:</text:span> A vaga de suplente em caráter temporário será preenchida: </text:p>
      <text:p text:style-name="P12">a) pelo próximo candidato mais votado nas últimas eleições; e se não houver, </text:p>
      <text:p text:style-name="P12">b) por escolha dos membros da CEEn. </text:p>
      <text:p text:style-name="P12"/>
      <text:p text:style-name="P12">III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 </text:p>
      <text:p text:style-name="P12"/>
      <text:p text:style-name="P12"><text:span text:style-name="T1">Parágrafo único:</text:span> Não havendo suplente eleito, será realizada nova eleição. </text:p>
      <text:p text:style-name="P12"/>
      <text:p text:style-name="P12"><text:span text:style-name="T1">Art. 18</text:span>. A CEEn elegerá, entre seus membros efetivos, um(a) Coordenador(a) e um(a) Secretário(a), que terão mandato de um ano, podendo ser reconduzidos. </text:p>
      <text:p text:style-name="P12"/>
      <text:p text:style-name="P12"><text:span text:style-name="T1">Parágrafo único:</text:span> A Comissão poderá ser coordenada por qualquer um dos membros efetivos. </text:p>
      <text:p text:style-name="P12"/>
      <text:p text:style-name="P12"><text:span text:style-name="T1">Art. 19</text:span>. A CEEn reunir-se-á ordinariamente, no mínimo, a cada <text:span text:style-name="T28">6</text:span>0 dias, podendo ocorrer reuniões extraordinárias, convocadas pelo Coordenador, ou por autoconvocação pela maioria simples dos seus integrantes, ou pelo Coren/SC. </text:p>
      <text:p text:style-name="P12"><text:span text:style-name="T1">§1º</text:span> Na ausência do Coordenador, o Secretário coordenará a reunião, sendo escolhido “ad hoc” um substituto para secretariar. </text:p>
      <text:p text:style-name="P12"><text:span text:style-name="T1">§2º</text:span> Na ausência do Secretário, será escolhido “ad hoc” um substituto para secretariar. </text:p>
      <text:p text:style-name="P12"><text:span text:style-name="T1">§3º</text:span> Serão lavradas atas de todas as reuniões da Comissão, constando a relação dos presentes, as justificativas dos ausentes, o registro das decisões tomadas e os encaminhamentos a serem feitos. </text:p>
      <text:p text:style-name="P12"><text:span text:style-name="T1">§4º</text:span> O quórum mínimo para as reuniões, verificado até 15 minutos após a hora marcada para o início, é de maioria simples dos membros efetivos <text:span text:style-name="T29">e</text:span> de seus suplentes <text:span text:style-name="T30">quando na condição de substituto. </text:span></text:p>
      <text:p text:style-name="P12"><text:span text:style-name="T1">§5º</text:span> Na ausência de quórum, a reunião será suspensa, sendo feita nova convocação. </text:p>
      <text:p text:style-name="P12"/>
      <text:p text:style-name="P12"><text:soft-page-break/><text:span text:style-name="T1">Art. 20</text:span>. As decisões da CEEn serão tomadas por maioria simples de seus membros efetivos ou de seus suplentes, quando na condição de substituto. </text:p>
      <text:p text:style-name="P12"/>
      <text:p text:style-name="P12"><text:span text:style-name="T1">§1º</text:span> Os membros efetivos terão direito a voz e voto. </text:p>
      <text:p text:style-name="P12"><text:span text:style-name="T1">§2º</text:span> Os membros suplentes poderão participar de todas as reuniões com direito a voz e, nos casos em que estiverem substituindo um membro efetivo, terão direito a voto. </text:p>
      <text:p text:style-name="P12"><text:span text:style-name="T1">§3º</text:span> É indicada a participação dos membros suplentes em todas as reuniões, independente de estarem ou não substituindo membros efetivos. </text:p>
      <text:p text:style-name="P16"/>
      <text:p text:style-name="P12"/>
      <text:p text:style-name="P17">CAPÍTULO IV </text:p>
      <text:p text:style-name="P17">DO PROCESSO ELEITORAL </text:p>
      <text:p text:style-name="P17"/>
      <text:p text:style-name="P13"><text:span text:style-name="T1">Art. 21.</text:span> A convocação da eleição será realizada pela Direção/Gerência do Órgão de Enfermagem, em edital interno, no mínimo, com 45 dias antes da data da realização do pleito eleitoral. </text:p>
      <text:p text:style-name="P13"/>
      <text:p text:style-name="P13"><text:span text:style-name="T1">Parágrafo único:</text:span> A Direção/Gerência do Órgão de Enfermagem deverá encaminhar cópia do edital de convocação da eleição, ao Coren/SC, no mesmo dia em que for publicado na instituição, juntamente com a relação dos(as) Enfermeiros(as), Técnicos(as) de Enfermagem e Auxiliares de Enfermagem com vínculo empregatício na instituição, acompanhados de seus respectivos números de inscrição no Coren/SC. </text:p>
      <text:p text:style-name="P13"/>
      <text:p text:style-name="P13"><text:span text:style-name="T1">Art. 22</text:span>. A Direção/Gerência do Órgão de Enfermagem designará uma Comissão Eleitoral para conduzir todos os trabalhos de divulgação, organização, realização do pleito, apuração e divulgação dos resultados. </text:p>
      <text:p text:style-name="P13"/>
      <text:p text:style-name="P13"><text:span text:style-name="T1">§1º</text:span> É incompatível a condição de membro da Comissão Eleitoral com a de candidato. </text:p>
      <text:p text:style-name="P13"><text:span text:style-name="T1">§2º</text:span> A Comissão Eleitoral elegerá um(a) Presidente e um(a) Secretário(a) entre os seus membros. </text:p>
      <text:p text:style-name="P13"/>
      <text:p text:style-name="P13"><text:span text:style-name="T1">Art. 23.</text:span> O material necessário para o desenvolvimento dos trabalhos eleitorais será solicitado pela Comissão Eleitoral à Direção/Gerência do Órgão de Enfermagem da instituição. </text:p>
      <text:p text:style-name="P13"/>
      <text:p text:style-name="P13"><text:soft-page-break/><text:span text:style-name="T1">Art. 24</text:span>. A escolha dos membros da CEEn será feita através de eleição direta e secreta, sendo os candidatos eleitos pelos seus pares por voto facultativo. </text:p>
      <text:p text:style-name="P13"/>
      <text:p text:style-name="P13"><text:span text:style-name="T1">Art. 25</text:span>. Somente poderão votar os profissionais regularmente inscritos no Coren/SC e com vínculo empregatício com a instituição. </text:p>
      <text:p text:style-name="P13"/>
      <text:p text:style-name="P13"><text:span text:style-name="T1">Art. 26.</text:span> O Coren/SC fornecerá à Comissão Eleitoral a relação dos profissionais de Enfermagem da instituição que estiverem devidamente inscritos e em condições de votar e serem votados. </text:p>
      <text:p text:style-name="P13"/>
      <text:p text:style-name="P13"><text:span text:style-name="T1">Art. 27.</text:span> Os profissionais de Enfermagem deverão candidatar-se individualmente, sem formação de chapas, inscrevendo-se junto à Comissão Eleitoral, até dez dias antes do pleito, apresentando um fiscal, se assim desejarem. </text:p>
      <text:p text:style-name="P13"/>
      <text:p text:style-name="P13"><text:span text:style-name="T1">Art. 28.</text:span> O local para a realização do pleito será definido pela Comissão Eleitoral, de comum acordo com a Direção/Gerência de Enfermagem. </text:p>
      <text:p text:style-name="P13"/>
      <text:p text:style-name="P13"><text:span text:style-name="T1">Art. 29.</text:span> A eleição deverá ser realizada durante o horário de trabalho, respeitados os diferentes turnos, <text:span text:style-name="T31">preferencialmente por urna itinerante.</text:span></text:p>
      <text:p text:style-name="P13"/>
      <text:p text:style-name="P13"><text:span text:style-name="T1">Art. 30.</text:span> A eleição somente terá legitimidade se o número de votantes for, no mínimo, a metade mais um, por nível profissional e com vínculo empregatício com a instituição.</text:p>
      <text:p text:style-name="P13"/>
      <text:p text:style-name="P13"><text:span text:style-name="T1">Parágrafo único:</text:span> Quando o número de votantes for inferior ou igual ao número de não votantes, deverá ocorrer um novo pleito no respectivo nível profissional. </text:p>
      <text:p text:style-name="P13"/>
      <text:p text:style-name="P13"><text:span text:style-name="T1">Art. 31</text:span>. A apuração dos votos será realizada pela Comissão Eleitoral, na presença dos fiscais, se houver ou de outros interessados, imediatamente após o encerramento do pleito. </text:p>
      <text:p text:style-name="P13"/>
      <text:p text:style-name="P13"><text:span text:style-name="T1">Art. 32.</text:span> Somente serão computadas as cédulas sem rasuras e os votos que não apresentem dúvidas ou dupla interpretação. </text:p>
      <text:p text:style-name="P13"/>
      <text:p text:style-name="P13"><text:soft-page-break/><text:span text:style-name="T1">Art. 33.</text:span> Serão considerados eleitos, como membros efetivos, os candidatos que obtiverem o maior número de votos, por nível profissional, seguido de seus membros suplentes na mesma ordem decrescente. </text:p>
      <text:p text:style-name="P13"/>
      <text:p text:style-name="P14"><text:span text:style-name="T1">Parágrafo único:</text:span> Em caso de empate, assumirá o candidato eleito que tiver maior tempo de contrato de trabalho na instituição. </text:p>
      <text:p text:style-name="P14"/>
      <text:p text:style-name="P14"><text:span text:style-name="T1">Art. 34.</text:span> Os candidatos que receberam votos, mas não foram eleitos como membros efetivos ou suplentes deverão ser, também, relacionados por nível profissional na ata da eleição e constar da lista dos resultados das eleições a ser encaminhada ao Coren/SC.</text:p>
      <text:p text:style-name="P14"/>
      <text:p text:style-name="P14"><text:span text:style-name="T1">Parágrafo único:</text:span> Os candidatos indicados no caput deste artigo assumirão o mandato em caso de afastamento temporário, desistência ou destituição, segundo consta no art. 16, incisos II e III. </text:p>
      <text:p text:style-name="P14"/>
      <text:p text:style-name="P14"><text:span text:style-name="T1">Art. 35.</text:span> Todas as ocorrências referentes ao processo eleitoral serão registradas em ata, assinada pelo(a) Presidente, pelo(a) Secretário(a), pelos demais membros da Comissão Eleitoral e pelos fi<text:span text:style-name="T7">s</text:span>cais, se houver. </text:p>
      <text:p text:style-name="P14"/>
      <text:p text:style-name="P14"><text:span text:style-name="T1">Parágrafo único:</text:span> O(A) Presidente da Comissão Eleitoral encaminhará os resultados das eleições com a respectiva ata à Direção/Gerência de Enfermagem imediatamente após o término da apuração. </text:p>
      <text:p text:style-name="P14"/>
      <text:p text:style-name="P14"><text:span text:style-name="T1">Art. 36.</text:span> A Direção/Gerência de Enfermagem proclamará os resultados das eleições, por meio de edital interno, no primeiro dia útil após o seu recebimento. </text:p>
      <text:p text:style-name="P14"/>
      <text:p text:style-name="P14"><text:span text:style-name="T1">Art. 37.</text:span> Os recursos relativos ao pleito somente serão recebidos pela Comissão Eleitoral se entregues, por escrito, até 48 horas após a publicação dos resultados pela Direção/Gerência do Órgão de Enfermagem. </text:p>
      <text:p text:style-name="P14"/>
      <text:p text:style-name="P14"><text:span text:style-name="T1">§1º</text:span> O recurso será julgado pela Comissão Eleitoral no prazo máximo de cinco dias. </text:p>
      <text:p text:style-name="P14"><text:span text:style-name="T1">§2º</text:span> Caso necessário, o recurso terá como segunda instância a Comissão de Ética do Coren/SC (CEC). </text:p>
      <text:p text:style-name="P14"/>
      <text:p text:style-name="P14"><text:soft-page-break/><text:span text:style-name="T1">Art. 38.</text:span> A Direção/Gerência de Enfermagem, no prazo de 15 dias a contar da data do pleito, encaminhará ao Coren/SC a lista nominal de todos os votados. </text:p>
      <text:p text:style-name="P14"/>
      <text:p text:style-name="P18"/>
      <text:p text:style-name="P18"/>
      <text:p text:style-name="P14"><text:span text:style-name="T1">Parágrafo único:</text:span> A listagem deverá informar: </text:p>
      <text:p text:style-name="P14">a) o nome dos membros efetivos, seu nível profissional e o número de inscrição no Coren/SC. </text:p>
      <text:p text:style-name="P14">b) o nome dos membros suplentes, seu nível profissional e o número de inscrição no Coren/SC. </text:p>
      <text:p text:style-name="P14">c) o nome dos profissionais que receberam votos, seu nível profissional e o número de inscrição no Coren/SC, que não farão parte no primeiro momento da CEEn, mas que poderão ser convocados em caso de afastamento temporário, vacância por desistência ou por destituição de membros empossados.</text:p>
      <text:p text:style-name="P14"/>
      <text:p text:style-name="P14"><text:span text:style-name="T1">Art. 39.</text:span> Somente após a homologação pelo Plenário do Coren/SC e a nomeação por Portaria emitida pelo(a) seu(sua) Presidente, a CEEn estará oficialmente autorizada para iniciar as atividades definidas neste regimento. </text:p>
      <text:p text:style-name="P14"/>
      <text:p text:style-name="P18">CAPÍTULO V </text:p>
      <text:p text:style-name="P18">DAS COMPETÊNCIAS </text:p>
      <text:p text:style-name="P18"/>
      <text:p text:style-name="P14"><text:span text:style-name="T1">Art. 40.</text:span> A CEEn tem as seguintes competências: </text:p>
      <text:p text:style-name="P14">I – Divulgar os objetivos da CEEn. </text:p>
      <text:p text:style-name="P14">II – Divulgar o Código de Ética dos Profissionais de Enfermagem e as demais normas disciplinares e éticas do exercício profissional. </text:p>
      <text:p text:style-name="P14">III – Promover e/ou participar de reuniões, seminários ou atividades similares, que visem à interpretação do Código de Ética dos Profissionais de Enfermagem. </text:p>
      <text:p text:style-name="P14">IV – Assessorar a Direção/Gerência de Enfermagem ou órgão equivalente da instituição nas questões éticas. </text:p>
      <text:p text:style-name="P14">V – Orientar a equipe de Enfermagem sobre o comportamento ético-profissional e sobre as implicações decorrentes de atitudes não éticas. </text:p>
      <text:p text:style-name="P14">VI – Orientar clientes, familiares e demais interessados sobre questões éticas relativas ao exercício profissional da Enfermagem. </text:p>
      <text:p text:style-name="P14">VII – Promover e/ou participar de atividades multiprofissionais referentes à ética. </text:p>
      <text:p text:style-name="P14"><text:soft-page-break/>VIII – Apreciar e emitir parecer sobre questões éticas referentes à Enfermagem. </text:p>
      <text:p text:style-name="P14">IX – Zelar pelo exercício ético dos profissionais de Enfermagem. </text:p>
      <text:p text:style-name="P14">X – Averiguar: </text:p>
      <text:p text:style-name="P14">a) Os fatos ou atitudes não éticas praticadas por profi<text:span text:style-name="T7">s</text:span>sionais de Enfermagem. </text:p>
      <text:p text:style-name="P14">b) As condições oferecidas pelas instituições e sua compatibilidade com o desempenho ético-profissional. </text:p>
      <text:p text:style-name="P14">c) A qualidade de atendimento dispensada à clientela pelos profissionais de Enfermagem. XI – Comunicar, por escrito, ao Coren/SC, as irregularidades ou infrações éticas detectadas.</text:p>
      <text:p text:style-name="P14">XII – Encaminhar anualmente ao Coren/SC e à Direção/Gerência de Enfermagem ou órgão equivalente, o planejamento das atividades a serem desenvolvidas e o relatório das atividades do ano anterior até 1º de março. </text:p>
      <text:p text:style-name="P14">XIII – Solicitar assessoramento da Comissão de Ética do Coren/SC (CEC) em caso de necessidade. </text:p>
      <text:p text:style-name="P14">XIV – Cumprir e fazer cumprir as disposições deste regimento e da Decisão do Coren/SC nº 002, de 10 de janeiro de 2006. Art. 41. Compete ao Coordenador da CEEn: </text:p>
      <text:p text:style-name="P14">I – Convocar e presidir as reuniões. </text:p>
      <text:p text:style-name="P14">II – Propor a pauta da reunião.</text:p>
      <text:p text:style-name="P14">III – Propor a redação de documentos que serão discutidos e submetidos à aprovação.</text:p>
      <text:p text:style-name="P14">IV – Representar a CEEn junto ao Órgão de Enfermagem da instituição. </text:p>
      <text:p text:style-name="P14">V – Representar ou indicar representante, onde se fizer necessária a presença ou a participação da CEEn. </text:p>
      <text:p text:style-name="P14">VI – Encaminhar as decisões da CEEn, segundo a indicação. </text:p>
      <text:p text:style-name="P14">VII – Elaborar, juntamente com os demais membros da Comissão, o planejamento e o relatório anuais, garantindo o envio de uma cópia, até o dia 1º de março de cada ano, à Direção/Gerência de Enfermagem e à Comissão de Ética do Coren/SC (CEC). </text:p>
      <text:p text:style-name="P14">VIII – Representar o Coren/SC em eventos, segundo a solicitação. </text:p>
      <text:p text:style-name="P14">IX – Cumprir e fazer cumprir as disposições deste regimento e as demais normas referentes ao exercício ético-profissional. </text:p>
      <text:p text:style-name="P14"/>
      <text:p text:style-name="P14"><text:span text:style-name="T1">Art. 42.</text:span> Compete ao Secretário da CEEn: </text:p>
      <text:p text:style-name="P14">I – Secretariar as reuniões da CEEn, redigindo atas e documentos. </text:p>
      <text:p text:style-name="P14">II – Providenciar a reprodução de documentos. </text:p>
      <text:p text:style-name="P14">III – Encaminhar o expediente da CEEn. </text:p>
      <text:p text:style-name="P14">IV – Arquivar uma cópia de todos os documentos. </text:p>
      <text:p text:style-name="P14"><text:soft-page-break/>V – Elaborar, juntamente com os demais membros da Comissão, o planejamento e o relatório anuais. </text:p>
      <text:p text:style-name="P14">VI – Presidir as reuniões nos impedimentos do Coordenador. </text:p>
      <text:p text:style-name="P14">VII – Representar a CEEn nos impedimentos do Coordenador. </text:p>
      <text:p text:style-name="P14">VIII – Cumprir e fazer cumprir as disposições deste regimento e as demais normas relativas ao exercício ético-profissional. </text:p>
      <text:p text:style-name="P14"/>
      <text:p text:style-name="P14"><text:span text:style-name="T1">Art. 43</text:span>. Compete aos membros efetivos da CEEn: </text:p>
      <text:p text:style-name="P14">I – Comparecer e participar das reuniões. </text:p>
      <text:p text:style-name="P14">II – Emitir parecer sobre as questões propostas. </text:p>
      <text:p text:style-name="P14">III – Participar de reuniões ou programações relacionadas à ética, promovidas pela CEEn ou por outras instituições. </text:p>
      <text:p text:style-name="P14">IV – Representar a CEEn quando solicitado pelo Coordenador. </text:p>
      <text:p text:style-name="P14">V – Participar, por meio de voto, das decisões a serem tomadas pela CEEn. </text:p>
      <text:p text:style-name="P14">VI – Garantir a presença do suplente quando impedido de comparecer à reunião. </text:p>
      <text:p text:style-name="P14">VII – Participar da elaboração do planejamento e relatório anuais. </text:p>
      <text:p text:style-name="P14">VIII – Cumprir e fazer cumprir as disposições deste regimento e as demais normas relativas ao exercício ético-profissional. </text:p>
      <text:p text:style-name="P14"/>
      <text:p text:style-name="P14"><text:span text:style-name="T1">Art. 44.</text:span> Compete aos membros suplentes da CEEn: </text:p>
      <text:p text:style-name="P14">I – Substituir os respectivos membros efetivos nos seus impedimentos.</text:p>
      <text:p text:style-name="P14">II – Participar das reuniões da CEEn. </text:p>
      <text:p text:style-name="P14">III – Participar das atividades promovidas pela CEEn. </text:p>
      <text:p text:style-name="P14">III – Cumprir e fazer cumprir as disposições deste regimento e as demais normas relativas ao exercício ético-profissional. </text:p>
      <text:p text:style-name="P14"/>
      <text:p text:style-name="P14"/>
      <text:p text:style-name="P18">CAPÍTULO VI </text:p>
      <text:p text:style-name="P18">DAS DISPOSIÇÕES GERAIS </text:p>
      <text:p text:style-name="P18"/>
      <text:p text:style-name="P14"><text:span text:style-name="T1">Art. 45.</text:span> Este regimento poderá ser alterado por proposta da CEEn, da Direção/Gerência de Enfermagem da instituição ou da Comissão de Ética do Coren/SC. </text:p>
      <text:p text:style-name="P14"/>
      <text:p text:style-name="P14"><text:span text:style-name="T1">Parágrafo único:</text:span> A alteração será submetida à aprovação da Assembleia da categoria da instituição e à homologação da Plenária do Coren/SC. </text:p>
      <text:p text:style-name="P14"><text:soft-page-break/></text:p>
      <text:p text:style-name="P14"><text:span text:style-name="T1">Art. 46.</text:span> A Direção/Gerência de Enfermagem da instituição garantirá as condições necessárias para o desenvolvimento das atividades da CEEn. </text:p>
      <text:p text:style-name="P14"/>
      <text:p text:style-name="P14"><text:span text:style-name="T1">Art. 47.</text:span> Os casos omissos serão decididos pelo Plenário do Coren/SC.</text:p>
      <text:p text:style-name="P14"><text:s/></text:p>
      <text:p text:style-name="P14"><text:span text:style-name="T1">Art. 48.</text:span> Este modelo de regimento interno entrou em vigor na data da homologação pelo Plenário do Coren/SC em ______ de __________ de 20___. </text:p>
      <text:p text:style-name="P14"/>
      <text:p text:style-name="P14"/>
      <text:p text:style-name="P15">___________________,____de_____________de20_____<text:tab/>.</text:p>
      <text:p text:style-name="P15"/>
      <text:p text:style-name="P15"><text:s/>____________________________________________________ </text:p>
      <text:p text:style-name="P15">(Nome do membro da Comissão do Regimento - Coren/SC nº _____ )</text:p>
      <text:p text:style-name="P15"/>
      <text:p text:style-name="P15"><text:s/>_____________________________________________________</text:p>
      <text:p text:style-name="P15"><text:s/>(Nome do membro da Comissão do Regimento - Coren/SC nº _____ )</text:p>
      <text:p text:style-name="P15"/>
      <text:p text:style-name="P15"><text:s/>_____________________________________________________ </text:p>
      <text:p text:style-name="P15">(Nome do membro da Comissão do Regimento - Coren/SC nº _____ )</text:p>
      <text:p text:style-name="P15"/>
      <text:p text:style-name="P15"><text:s/>_____________________________________________________ </text:p>
      <text:p text:style-name="P15">(Nome do membro da Comissão do Regimento - Coren/SC nº _____ 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5:22:12.164000000</meta:creation-date>
    <meta:editing-duration>PT25M40S</meta:editing-duration>
    <meta:editing-cycles>11</meta:editing-cycles>
    <meta:generator>LibreOffice/5.3.0.3$Windows_x86 LibreOffice_project/7074905676c47b82bbcfbea1aeefc84afe1c50e1</meta:generator>
    <dc:date>2018-03-02T14:04:48.910000000</dc:date>
    <meta:document-statistic meta:table-count="0" meta:image-count="0" meta:object-count="0" meta:page-count="12" meta:paragraph-count="172" meta:word-count="2964" meta:character-count="19713" meta:non-whitespace-character-count="16716"/>
  </office:meta>
</office:document-meta>
</file>